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T1" style:family="text">
      <style:text-properties officeooo:rsid="00172124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losa 4: </text:p>
      <text:p text:style-name="Standard">1)JUEVES DET</text:p>
      <text:p text:style-name="Standard"><text:s/>SOLUCI{ON HOY JUEVES Pro3-LLEVAR-Pro1 PASEAR</text:p>
      <text:p text:style-name="Standard">ENTONCES IR RAMBLA</text:p>
      <text:p text:style-name="Standard">DESPUÉS <text:s/>PASEAR DIVERTIR</text:p>
      <text:p text:style-name="Standard">____________int</text:p>
      <text:p text:style-name="Standard">PRO2 HACER</text:p>
      <text:p text:style-name="Standard">2)HORA FIN CINCO-Y-MEDIA FIN</text:p>
      <text:p text:style-name="Standard">PRO1 JUNTO-PERSONA MADRE CUMPLEAÑOS ABUELA IR</text:p>
      <text:p text:style-name="Standard">1)SI BIEN SI</text:p>
      <text:p text:style-name="Standard">2)PRO1 DAR HERMANO/PRO1 DAR MONEDA YA PAGAR PRO2</text:p>
      <text:p text:style-name="Standard"><text:s text:c="3"/>________________________________________int______________________int</text:p>
      <text:p text:style-name="Standard">1)CÓMO-TE-FUE* PRO2 EXMAMEN QUÍMICA <text:s text:c="3"/>CÓMO-TE-FUE QUÍMICA</text:p>
      <text:p text:style-name="Standard">2)QUÍMICA DET BIEN</text:p>
      <text:p text:style-name="Standard">PRO1 ESTUDIAR MUCHO</text:p>
      <text:p text:style-name="Standard">PERO* TRES EJERCICIOS DET UNO PERFECTO DOS MÁS-O-MENOS TRES ÚLTIMO BIEN</text:p>
      <text:p text:style-name="Standard">1)_______________int</text:p>
      <text:p text:style-name="Standard"><text:s text:c="3"/>PREGUNTA QUÉ</text:p>
      <text:p text:style-name="Standard">2)SIGNIFICADO DIFÍCIL PRO2 ENTENDER NO</text:p>
      <text:p text:style-name="Standard">1)LÁSTIMA</text:p>
      <text:p text:style-name="Standard">2)MUCHAS COSAS MUCHAS COSAS DOS</text:p>
      <text:p text:style-name="Standard">ESTUDIAR PRO1 GRUPO SI ENTENDER SI</text:p>
      <text:p text:style-name="Standard">Pro1-CONTAR-Pro2 NO NO-PODER-CREER</text:p>
      <text:p text:style-name="Standard">1)__________________________________________________int</text:p>
      <text:p text:style-name="Standard"><text:s text:c="3"/>AL FINAL PRO2 COMPRAR REGALO SEÑA-PERSONAL</text:p>
      <text:p text:style-name="Standard">2)NO-SABER PENSAR PAGAR/COMPRAR LIBRO NO-SABER</text:p>
      <text:p text:style-name="Standard">______________________int</text:p>
      <text:p text:style-name="Standard">PRO2 PAGAR/COMPRAR</text:p>
      <text:p text:style-name="Standard">1)PRO1 HABER COMPRAR DET VIERNES COMPRAR</text:p>
      <text:p text:style-name="Standard">PRO1 IR SORPRESA YOUTUBE TODO-EL-GRUPO</text:p>
      <text:p text:style-name="Standard">2)PRO1 HORA SEIS QUINCE</text:p>
      <text:p text:style-name="Standard">1)FIN PRO2</text:p>
      <text:p text:style-name="Standard">2)SEIS QUINCE PRO1 IGUAL PRO2L-GRUPO</text:p>
      <text:p text:style-name="Standard">1)PRO1 FIN SEIS QUINCE TODO-EL-GRUPO IR CASA DET SEÑA-PERSONAL2</text:p>
      <text:p text:style-name="Standard">_____int</text:p>
      <text:p text:style-name="Standard">PRO2</text:p>
      <text:p text:style-name="Standard">2)PRO1 NO-PODER PRO1 HORA SIETE JUGAR URUGUAY PRO1 </text:p>
      <text:p text:style-name="Standard">1)PELOTUDO Pro2-OLVIDAR PASEAR</text:p>
      <text:p text:style-name="Standard">JUEGO</text:p>
      <text:p text:style-name="Standard">IR PASEAR</text:p>
      <text:p text:style-name="Standard">2)FIN CLASE PRO1 IR CASA VER FÚTBOL</text:p>
      <text:p text:style-name="Standard">_____________________________int</text:p>
      <text:p text:style-name="Standard">DESPUÉS IR CASA SP2 DORMIR</text:p>
      <text:p text:style-name="Standard">HORA NUEVE DIEZ NOCHE Pro-3-CONTAR-Pro1 ANTES Pro3-CONTAR-Pro1</text:p>
      <text:p text:style-name="Standard">1)IGUAL SP2 SP2 TAMBIÉN Pro3-PEDIR-Pro1 CASA NUEVE </text:p>
      <text:p text:style-name="Standard">_____________________int</text:p>
      <text:p text:style-name="Standard">CÓMO SABER/SEGURO</text:p>
      <text:p text:style-name="Standard">2)CONTAR PRO3 NO-SABER</text:p>
      <text:p text:style-name="Standard">______________________________int</text:p>
      <text:p text:style-name="Standard">CONTAR MADRE PRO2 DESPUÉS</text:p>
      <text:p text:style-name="Standard">1)SI SI SI PRO2 TAMBIÉN</text:p>
      <text:list xml:id="list561681921" text:style-name="L1">
        <text:list-item>
          <text:p text:style-name="P1"><text:soft-page-break/>Este jueves. La solución parea hoy jueves es que él/ella me lleve a pasear. Entonces ir a la rambla a disfrutar de un paseo.</text:p>
          <text:p text:style-name="P1">Vos qué vas a hacer?</text:p>
        </text:list-item>
        <text:list-item>
          <text:p text:style-name="P1">Yo terninaré a las cinco y media. Yo iré con mi madre al cumplaeños de la abuela</text:p>
        </text:list-item>
      </text:list>
      <text:p text:style-name="Standard"/>
      <text:list xml:id="list4096389624" text:style-name="L2">
        <text:list-item>
          <text:p text:style-name="P2">Sí, bien.</text:p>
        </text:list-item>
        <text:list-item>
          <text:p text:style-name="P2">Yo ya le dí a mi hermano la plata para pagarte a vos</text:p>
        </text:list-item>
      </text:list>
      <text:list xml:id="list284234264" text:style-name="L3">
        <text:list-item>
          <text:p text:style-name="P3">Cómo te fue en el examen de quimica? Cómo te fue en química?</text:p>
        </text:list-item>
        <text:list-item>
          <text:p text:style-name="P3">En química bien. Yo estudié mucho. Pero puso tres ejercicios. Hice uno perfecto y el otro más o menos y el último bien.</text:p>
        </text:list-item>
      </text:list>
      <text:list xml:id="list2014466047" text:style-name="L4">
        <text:list-item>
          <text:p text:style-name="P4">Qúe preguntó?</text:p>
        </text:list-item>
        <text:list-item>
          <text:p text:style-name="P4">No entendí mucho. Es dificil entender el significado</text:p>
          <text:p text:style-name="P4"/>
          <text:p text:style-name="P4">1) <text:s/>Lástima</text:p>
          <text:p text:style-name="P4">2) Muchas cosas. Yo estudié dos (temas) en grupo y ahí entendí. Yo yo te cuento vos no lo vas a poder creer</text:p>
          <text:p text:style-name="P4">1) Al final le compraste el regalo a SEÑA PERSONAL</text:p>
          <text:p text:style-name="P4">2) NO sé que comprar. Capaz que compro un libro. N<text:span text:style-name="T1">o</text:span> sé. Vos qué le vas a comprar?</text:p>
          <text:p text:style-name="P4">1) Yo le voy a comprar este viernes y vamos a hacer una sorpresa por youtube todo el grupo este viernes</text:p>
          <text:p text:style-name="P4">2) Yo termino a las 6 y 15 hs</text:p>
          <text:p text:style-name="P4">1) Vos terminás a esa hora?</text:p>
          <text:p text:style-name="P4">2) 6 y 15 al igual que todo tu grupo</text:p>
          <text:p text:style-name="P4">1) A las 6 y 15 todo el grupo va a la casa de SEÑA PERSONAL?</text:p>
          <text:p text:style-name="P4">2) Yo no puedo a las 7 juega Uruguay</text:p>
          <text:p text:style-name="P4">1) Qué pelotudo vas a dejar de pasear por el juego</text:p>
          <text:p text:style-name="P4">2) Yo termino las clases y me voy a casa a ver el fútbol. Después me quedo a dormir en la casa de SEÑA PERSONAL 2 a las nueve o diez de la noche él/ella me dijo que fuera</text:p>
          <text:p text:style-name="P4">1) A mí también SEÑA PERSONAL 2 me preguntó si podía ir a su casa a las nueve como para estar seguro.</text:p>
          <text:p text:style-name="P4">2) Le vas a contar a tu madre lo que él/ella te dijo?</text:p>
          <text:p text:style-name="P4">1) Sí, vos también </text:p>
          <text:p text:style-name="P4"/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UY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22T03:37:04.585558072</meta:creation-date>
    <dc:date>2023-03-31T14:53:22.204420422</dc:date>
    <meta:editing-duration>PT5H40M53S</meta:editing-duration>
    <meta:editing-cycles>25</meta:editing-cycles>
    <meta:generator>LibreOffice/7.3.7.2$Linux_X86_64 LibreOffice_project/30$Build-2</meta:generator>
    <dc:creator>Luis</dc:creator>
    <meta:document-statistic meta:table-count="0" meta:image-count="0" meta:object-count="0" meta:page-count="3" meta:paragraph-count="75" meta:word-count="519" meta:character-count="3018" meta:non-whitespace-character-count="2563"/>
  </office:meta>
</office:document-meta>
</file>